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8.59cm" style:type="right" style:leader-style="dotted" style:leader-text="."/>
        </style:tab-stops>
      </style:paragraph-properties>
    </style:style>
    <style:style style:name="P2" style:family="paragraph" style:parent-style-name="Contents_20_2">
      <style:paragraph-properties>
        <style:tab-stops>
          <style:tab-stop style:position="18.0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er">
      <style:paragraph-properties fo:text-align="end" style:justify-single-word="false"/>
      <style:text-properties officeooo:rsid="0016862f" officeooo:paragraph-rsid="0016862f"/>
    </style:style>
    <style:style style:name="P5" style:family="paragraph" style:parent-style-name="Standard">
      <style:paragraph-properties fo:break-before="page"/>
      <style:text-properties officeooo:paragraph-rsid="0014b9e5"/>
    </style:style>
    <style:style style:name="P6" style:family="paragraph" style:parent-style-name="Standard">
      <style:text-properties officeooo:paragraph-rsid="0014b9e5"/>
    </style:style>
    <style:style style:name="T1" style:family="text">
      <style:text-properties officeooo:rsid="0016862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ol_5f_principal">&lt;T&gt;ALGORISME DE LA COLÒNIA DE FORMIGUES.</text:p>
      <text:h text:style-name="Apartat" text:outline-level="1"><text:bookmark-start text:name="__RefHeading___Toc358_7062898"/>&lt;P&gt;Introducció. <text:bookmark-end text:name="__RefHeading___Toc358_7062898"/></text:h>
      <text:p text:style-name="Standard">Els algorismes de les colònies de formigues són algorismes inspirats en el comportament de les formigues i que constitueixen una família de metaheurístiques d'optimització. Va ser proposat per primera vegada per Marco Dorigo i altres en els anys 90. Per a la investigació de camins òptims en un graf, el primer algorisme s'inspira en el comportament de les formigues que cerquen un camí entre la seva colònia i una font d'aliment. La idea original es diversifica després per resoldre una classe més àmplia de problemes, i apareixen diversos algorismes que s'inspiren en diversos aspectes del comportament de les formigues.</text:p>
      <text:p text:style-name="Standard">En anglès, el terme consagrat a la principal classe d'algorismes és «Ant Colony Optimization» (acrònim ACO). Els especialistes reserven aquest terme per un tipus particular d'algorisme.</text:p>
      <text:h text:style-name="Apartat" text:outline-level="1"><text:bookmark-start text:name="__RefHeading___Toc360_7062898"/>&lt;P&gt;Origen.<text:bookmark-end text:name="__RefHeading___Toc360_7062898"/></text:h>
      <text:p text:style-name="Standard">La idea original prové de l'observació de l'explotació dels recursos alimentaris per part de les formigues. En efecte, aquestes, encara que individualment tenen capacitats cognoscitives limitades, són capaces de trobar de manera col·lectiva el camí més curt entre una font d'aliments i el seu niu.</text:p>
      <text:p text:style-name="Standard">En una sèrie d'experiències dutes a terme a partir del 1989, alguns biòlegs han observat que una colònia de formigues en la que els individus han de triar entre dos camins, de longitud desigual, que porten a una font d'aliment determinada, tendeixen a fer servir el camí més curt. </text:p>
      <text:p text:style-name="Standard">Un model que explica aquest comportament és el següent:</text:p>
      <text:p text:style-name="Standard">- Una formiga (anomenada «exploradora») recorre més o menys a l'atzar el medi al voltant de la colònia.</text:p>
      <text:p text:style-name="Standard">- Si aquesta descobreix una font d'aliments, entra al niu de manera més o menys directa, deixant sobre el seu camí una pista de feromones. </text:p>
      <text:p text:style-name="Standard">- Com que aquestes feromones són atractives, les formigues que passen prop tindran tendència a seguir, de manera més o menys directa, aquesta pista. </text:p>
      <text:p text:style-name="Standard">- En tornar al niu, aquestes mateixes formigues van reforçant la pista de feromones. </text:p>
      <text:p text:style-name="Standard">- Si hi ha dos camins possibles per arribar a la mateixa font d'aliments, el més curt serà recorregut per més formigues que el més llarg, considerant la mateixa durada. </text:p>
      <text:p text:style-name="Standard">- El camí curt tindrà, per tant, cada vegada un reforç més important i també serà cada cop més atractiu.</text:p>
      <text:p text:style-name="Standard">- La pista de feromones del camí llarg acabarà desapareixent, ja que les feromones són volàtils.</text:p>
      <text:p text:style-name="Standard">- Per tant, al final, el conjunt de les formigues determinen i «escullen» el camí més curt. </text:p>
      <text:p text:style-name="Standard"><text:soft-page-break/>Les formigues fan servir l'entorn com a suport de comunicació: intercanvien indirectament informació dipositant feromones tot descrivint l'estat del seu «treball». La informació intercanviada té un abast local: només una formiga situada a l'indret on les feromones han estat dipositades hi té accés. Aquest sistema té el nom d'«estigmèrgia», i es pot trobar en altres insectes socials; per exemple, s'ha estudiat bé la construcció de monticles als nius dels tèrmits.</text:p>
      <text:p text:style-name="Standard">Un mecanisme que permeti resoldre un problema massa complex per a ser abordat només per formigues és un bon exemple d'un sistema autoorganitzat. Aquest sistema descansa sobre retroaccions positives (el dipòsit de feromona atreu altres formigues que la reforçaran) i negatives (la dissipació de la pista per evaporació impedeix el sistema d'embalar-se). Teòricament, si la quantitat de feromona en totes les rutes continués sent idèntica no se n'escolliria cap. Ara bé, a conseqüència de les retroaccions, una feble variació sobre una ruta anirà sent ampliada i, llavors, permetrà la tria d'una ruta en concret. L'algorisme permetrà passar d'un estat inestable on cap ruta no té més senyals que una altra, cap a un estat estable on l'itinerari quedarà configurat per les «millors» rutes.</text:p>
      <text:h text:style-name="Apartat" text:outline-level="1"><text:bookmark-start text:name="__RefHeading___Toc362_7062898"/>&lt;P&gt;Exemple: el «sistema formiga».<text:bookmark-end text:name="__RefHeading___Toc362_7062898"/></text:h>
      <text:p text:style-name="Standard">El primer algorisme de colònies de formigues proposat s'anomena Ant system (sistema formiga). Apunta sobretot a resoldre el problema del viatjant de comerç, on l'objectiu és trobar el camí més curt que permeti enllaçar un conjunt de ciutats.</text:p>
      <text:h text:style-name="Subapartat" text:outline-level="2"><text:bookmark-start text:name="__RefHeading___Toc364_7062898"/>&lt;S&gt;Descripció general:<text:bookmark-end text:name="__RefHeading___Toc364_7062898"/></text:h>
      <text:p text:style-name="Standard">L'algorisme general és relativament senzill, i descansa sobre un conjunt de formigues en el qual cadascuna recorre un trajecte entre tots els possibles. A cada etapa, la formiga escull passar d'una ciutat a una altra en funció d'algunes regles:</text:p>
      <text:p text:style-name="Standard">1. No pot visitar més que una vegada cada ciutat.</text:p>
      <text:p text:style-name="Standard">2. Com més lluny és una ciutat, menys probabilitat té de ser escollida (és la «visibilitat»).</text:p>
      <text:p text:style-name="Standard">3. Com més gran és la intensitat de la pista de feromones dipositada sobre l'aresta del graf que uneix dues ciutats, més gran és la probabilitat d'escollir-la. </text:p>
      <text:p text:style-name="Standard">4. Una vegada el recorregut el seu trajecte, la formiga diposita, sobre el conjunt de les arestes recorregudes, més feromones com més curt sigui el trajecte. </text:p>
      <text:p text:style-name="Standard">5. Les pistes de feromones s'evaporen a cada iteració. </text:p>
      <text:h text:style-name="Subapartat" text:outline-level="2"><text:bookmark-start text:name="__RefHeading___Toc366_7062898"/>&lt;S&gt;Descripció formal:<text:bookmark-end text:name="__RefHeading___Toc366_7062898"/></text:h>
      <text:p text:style-name="Standard">La regla de desplaçament s'anomena «regla aleatòria de transició proporcional», i s'escriu matemàticament tenint en compte la llista dels desplaçaments possibles per una formiga quan es troba sobre una ciutat i representant la visibilitat, que és igual a l'invers de la distància de dues ciutats, així com la <text:soft-page-break/>intensitat de la pista en una iteració donada. Els dos principals paràmetres que controlen l'algorisme són la importància relativa de la intensitat i la visibilitat d'una aresta.</text:p>
      <text:p text:style-name="Standard">La regla de desplaçament</text:p>
      <text:p text:style-name="Standard">Regla aleatòria de transició proporcional</text:p>
      <text:p text:style-name="Standard">J(i,k)</text:p>
      <text:p text:style-name="Standard">Llista desplaçaments possibles </text:p>
      <text:p text:style-name="Standard">k: una formiga, i: una ciutat</text:p>
      <text:p text:style-name="Standard">N(i,j)</text:p>
      <text:p text:style-name="Standard">Visibilitat o invers de la distància de dues ciutats</text:p>
      <text:p text:style-name="Standard">j: una altra ciutat</text:p>
      <text:p text:style-name="Standard">T(i,j,t)</text:p>
      <text:p text:style-name="Standard">Intensitat de la pista en una iteració donada</text:p>
      <text:p text:style-name="Standard">t: iteració</text:p>
      <text:p text:style-name="Standard">T(k,t)</text:p>
      <text:p text:style-name="Standard">Volta feta per la formiga en una iteració</text:p>
      <text:p text:style-name="Standard">F(i,j,t,m)</text:p>
      <text:p text:style-name="Standard">Temps feromones dipositades per les formigues s'evaporen</text:p>
      <text:p text:style-name="Standard">m: formigues utilitzades a la iteració</text:p>
      <text:p text:style-name="Standard">Una vegada efectuada la volta per les ciutats, cada formiga diposita una quantitat de feromones sobre cada aresta del seu recorregut. Al final de cada iteració de l'algorisme, les feromones dipositades a les iteracions precedents per les formigues s'evaporen. També, en finalitzar la iteració s'obté la suma de les feromones que no s'han evaporat i de les que s'acaben de dipositar. </text:p>
      <text:h text:style-name="Apartat" text:outline-level="1"><text:bookmark-start text:name="__RefHeading___Toc368_7062898"/>&lt;P&gt;Principals variants.<text:bookmark-end text:name="__RefHeading___Toc368_7062898"/></text:h>
      <text:p text:style-name="Standard">L'algorisme de la colònia de formigues s'ha fet sevir, sobretot al inici, per produir solucions quasi-òptimes del problema del viatjant de comerç. Posteriorment, d'una forma més general, s'ha aplicat en determinats problemes d'optimització combinatòria. S'observa que, des dels seus començaments, el seu ús s'ha estès en diversos àmbits, des de l'optimització contínua fins a la classificació o també en el tractament digital d'imatges.</text:p>
      <text:h text:style-name="Subapartat" text:outline-level="2"><text:bookmark-start text:name="__RefHeading___Toc370_7062898"/>&lt;S&gt;El marc «ACO»:<text:bookmark-end text:name="__RefHeading___Toc370_7062898"/></text:h>
      <text:p text:style-name="Standard">Una part dels algorismes (sobretot els dissenyats pel M. Dorigo i els seus col·legues) s'ha agrupat amb la denominació «Ant Colony Optimization» (ACO). Tanmateix, aquesta categoria es limita als algorismes que construeixen solucions sota la forma de paràmetres associats als components d'un graf amb l'ajuda d'un model estadístic esbiaixat. Un mètode de tipus ACO segueix l'algorisme seguint:</text:p>
      <text:p text:style-name="Standard">- Inicialització de les pistes de feromona. </text:p>
      <text:p text:style-name="Standard">- Acció mentre no es compleixi el criteri d'aturada: </text:p>
      <text:p text:style-name="Standard"><text:s text:c="2"/>+ Construcció de les solucions component per component.</text:p>
      <text:p text:style-name="Standard"><text:soft-page-break/><text:s text:c="2"/>+ Aplicació (ús facultatiu) d'una acció heurística.</text:p>
      <text:p text:style-name="Standard"><text:s text:c="2"/>+ Actualització de les pistes de feromones. </text:p>
      <text:p text:style-name="Standard">- Fi del bucle. </text:p>
      <text:p text:style-name="Standard">Una variant eficaç de l'Ant System és el Max-Min Ant System (MMAS), on només les millors formigues tracen pistes i on el dipòsit de feromones queda limitat per un marge superior –que impedeix que una pista sigui massa reforçada–, i un marge inferior –que obre la possibilitat que sigui explorada des de qualsevol solució–. Aquest algorisme obté resultats millors que l'original, i evita sobretot una convergència prematura.</text:p>
      <text:h text:style-name="Subapartat" text:outline-level="2"><text:bookmark-start text:name="__RefHeading___Toc372_7062898"/>&lt;S&gt;Una definició difícil:<text:bookmark-end text:name="__RefHeading___Toc372_7062898"/></text:h>
      <text:p text:style-name="Standard">No és fàcil donar una definició precisa del què és o el què no és un algorisme de colònies de formigues, ja que la definició pot variar segons els autors i els usos. D'una manera molt general, els algorismes de colònies de formigues són considerats com a metaheurístiques de la població, on cada solució es representa amb una formiga desplaçant-se sobre l'espai de cerca. Les formigues marquen les millors solucions i tenen en compte els marcatges precedents per optimitzar la seva cerca.</text:p>
      <text:h text:style-name="Subapartat" text:outline-level="2"><text:bookmark-start text:name="__RefHeading___Toc374_7062898"/>&lt;S&gt;Algorisme estigmèrgic:<text:bookmark-end text:name="__RefHeading___Toc374_7062898"/></text:h>
      <text:p text:style-name="Standard">En la pràctica, s'observa que un gran nombre d'algorismes requereixen d'una inspiració basada en les «colònies formigues» tot i que no sempre necessiten compartir el marc general de l'optimització de les colònies de formigues canònica (ACO). En la pràctica, la utilització d'un intercanvi d'informacions entre formigues per mitjà de l'entorn natural, un principi que s'anomena estigmèrgia, és suficient per a ser classificat dins la categoria dels algorismes de la colònia de formigues. Aquest principi ha impulsat certs autors a crear el terme «optimització estigmèrgica». D'aquesta manera, existeixen mètodes inspirats en comportaments que es basen en la cerca d'aliments, en la tria de larves, en la divisió del treball o en el transport cooperatiu.</text:p>
      <text:h text:style-name="Apartat" text:outline-level="1"><text:bookmark-start text:name="__RefHeading___Toc376_7062898"/>&lt;P&gt;Aplicacions.<text:bookmark-end text:name="__RefHeading___Toc376_7062898"/></text:h>
      <text:p text:style-name="Standard">Les variants combinatòries poden tenir un avantatge respecte a altres mètodes metaheurístics. En el cas del gràfic estudiat, pot arribar a canviar d'una manera dinàmica en el transcurs de l'execució i la colònia de formigues s'adaptarà de manera relativament flexible als canvis. </text:p>
      <text:p text:style-name="Standard">Segons alguns investigadors d'aquest algorisme, la seva aplicació sembla que podria ser interessant per a l'encaminament de xarxes informàtiques.</text:p>
      <text:p text:style-name="P6">Bibliografia: Algorisme de la colònia de formigues – Viquipèdia - http://ca.wikipedia.org</text:p>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3">Índex</text:p>
          </text:index-title>
          <text:p text:style-name="P1"><text:a xlink:type="simple" xlink:href="#__RefHeading___Toc358_7062898" text:style-name="Index_20_Link" text:visited-style-name="Index_20_Link">A &lt;P&gt;Introducció.<text:tab/>1</text:a></text:p>
          <text:p text:style-name="P1"><text:a xlink:type="simple" xlink:href="#__RefHeading___Toc360_7062898" text:style-name="Index_20_Link" text:visited-style-name="Index_20_Link">B &lt;P&gt;Origen.<text:tab/>1</text:a></text:p>
          <text:p text:style-name="P1"><text:a xlink:type="simple" xlink:href="#__RefHeading___Toc362_7062898" text:style-name="Index_20_Link" text:visited-style-name="Index_20_Link">C &lt;P&gt;Exemple: el «sistema formiga».<text:tab/>2</text:a></text:p>
          <text:p text:style-name="P2"><text:a xlink:type="simple" xlink:href="#__RefHeading___Toc364_7062898" text:style-name="Index_20_Link" text:visited-style-name="Index_20_Link">A.1- &lt;S&gt;Descripció general:<text:tab/>2</text:a></text:p>
          <text:p text:style-name="P2"><text:a xlink:type="simple" xlink:href="#__RefHeading___Toc366_7062898" text:style-name="Index_20_Link" text:visited-style-name="Index_20_Link">B.1- &lt;S&gt;Descripció formal:<text:tab/>2</text:a></text:p>
          <text:p text:style-name="P1"><text:a xlink:type="simple" xlink:href="#__RefHeading___Toc368_7062898" text:style-name="Index_20_Link" text:visited-style-name="Index_20_Link">D &lt;P&gt;Principals variants.<text:tab/>3</text:a></text:p>
          <text:p text:style-name="P2"><text:a xlink:type="simple" xlink:href="#__RefHeading___Toc370_7062898" text:style-name="Index_20_Link" text:visited-style-name="Index_20_Link">A.1- &lt;S&gt;El marc «ACO»:<text:tab/>3</text:a></text:p>
          <text:p text:style-name="P2"><text:a xlink:type="simple" xlink:href="#__RefHeading___Toc372_7062898" text:style-name="Index_20_Link" text:visited-style-name="Index_20_Link">B.1- &lt;S&gt;Una definició difícil:<text:tab/>3</text:a></text:p>
          <text:p text:style-name="P2"><text:a xlink:type="simple" xlink:href="#__RefHeading___Toc374_7062898" text:style-name="Index_20_Link" text:visited-style-name="Index_20_Link">C.1- &lt;S&gt;Algorisme estigmèrgic:<text:tab/>4</text:a></text:p>
          <text:p text:style-name="P1"><text:a xlink:type="simple" xlink:href="#__RefHeading___Toc376_7062898" text:style-name="Index_20_Link" text:visited-style-name="Index_20_Link">E &lt;P&gt;Aplicacions.<text:tab/>4</text:a></text:p>
        </text:index-body>
      </text:table-of-conten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egri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69cm" fo:margin-bottom="0.349cm" style:contextual-spacing="true" fo:text-indent="1cm" style:auto-text-indent="false"/>
      <style:text-properties style:font-name="Arial1" fo:font-family="Arial" style:font-style-name="Normal" style:font-family-generic="swiss" style:font-pitch="variable" fo:font-size="11pt" style:font-name-complex="Arial1" style:font-family-complex="Arial" style:font-style-name-complex="Normal" style:font-family-generic-complex="swiss"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ol_5f_principal" style:display-name="Titol_principal" style:family="paragraph" style:parent-style-name="Standard" style:master-page-name="">
      <loext:graphic-properties draw:fill="solid" draw:fill-color="#b4c7dc"/>
      <style:paragraph-properties style:page-number="auto" fo:background-color="#b4c7dc"/>
      <style:text-properties fo:color="#000000" loext:opacity="100%" style:font-name="Arial" fo:font-family="Arial" style:font-style-name="Negrita" style:font-family-generic="swiss" style:font-pitch="variable" fo:font-size="22pt" fo:font-weight="bold" style:font-name-complex="Arial" style:font-family-complex="Arial" style:font-style-name-complex="Negrita" style:font-family-generic-complex="swiss" style:font-pitch-complex="variable" style:font-size-complex="22pt" style:font-weight-complex="bold"/>
    </style:style>
    <style:style style:name="Apartat" style:family="paragraph" style:default-outline-level="1" style:master-page-name="">
      <style:paragraph-properties fo:margin-top="0.42cm" fo:margin-bottom="0.349cm" style:contextual-spacing="false" style:page-number="auto"/>
      <style:text-properties style:font-name="Arial" fo:font-family="Arial" style:font-style-name="Negrita" style:font-family-generic="swiss" style:font-pitch="variable" fo:font-size="18pt" fo:font-weight="bold" style:font-name-complex="Arial1" style:font-family-complex="Arial" style:font-style-name-complex="Normal" style:font-family-generic-complex="swiss" style:font-pitch-complex="variable" style:font-size-complex="18pt"/>
    </style:style>
    <style:style style:name="Subapartat" style:family="paragraph" style:parent-style-name="Apartat" style:default-outline-level="2">
      <style:text-properties fo:font-size="16pt" fo:font-style="italic" style:font-size-complex="16pt" style:font-style-complex="italic"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294cm" style:type="center"/>
          <style:tab-stop style:position="18.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94cm" style:type="center"/>
          <style:tab-stop style:position="18.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4cm" style:type="center"/>
          <style:tab-stop style:position="18.59cm" style:type="right"/>
        </style:tab-stops>
      </style:paragraph-properties>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1-" style:num-suffix=".1-"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6862f" officeooo:paragraph-rsid="0016862f"/>
    </style:style>
    <style:page-layout style:name="Mpm1">
      <style:page-layout-properties fo:page-width="21.59cm" fo:page-height="27.94cm" style:num-format="1" style:print-orientation="landscape" fo:margin-top="4.001cm" fo:margin-bottom="2.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cho Rodríguez Borras</text:p>
      </style:header>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4T09:49:02.445000000</meta:creation-date>
    <dc:date>2022-12-14T12:20:31.190000000</dc:date>
    <meta:editing-duration>PT59M40S</meta:editing-duration>
    <meta:editing-cycles>4</meta:editing-cycles>
    <meta:generator>LibreOffice/7.4.3.2$Windows_X86_64 LibreOffice_project/1048a8393ae2eeec98dff31b5c133c5f1d08b890</meta:generator>
    <meta:document-statistic meta:table-count="0" meta:image-count="0" meta:object-count="0" meta:page-count="5" meta:paragraph-count="78" meta:word-count="1533" meta:character-count="9759" meta:non-whitespace-character-count="8292"/>
  </office:meta>
</office:document-meta>
</file>